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10f1" officeooo:paragraph-rsid="00191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see how this work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4.2.8.2$Linux_X86_64 LibreOffice_project/420$Build-2</meta:generator>
    <dc:date>2017-01-27T12:00:31.423881308</dc:date>
    <dc:creator>Nathan Tipper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</office:meta>
</office:document-meta>
</file>